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c492"/>
    </style:style>
    <style:style style:name="P2" style:family="paragraph" style:parent-style-name="Standard">
      <style:text-properties officeooo:paragraph-rsid="001e91eb"/>
    </style:style>
    <style:style style:name="P3" style:family="paragraph" style:parent-style-name="Standard">
      <style:paragraph-properties fo:text-align="center" style:justify-single-word="false"/>
      <style:text-properties officeooo:paragraph-rsid="001dc492"/>
    </style:style>
    <style:style style:name="P4" style:family="paragraph" style:parent-style-name="Standard">
      <style:text-properties officeooo:paragraph-rsid="0021c0a7"/>
    </style:style>
    <style:style style:name="T1" style:family="text">
      <style:text-properties officeooo:rsid="001dc492"/>
    </style:style>
    <style:style style:name="T2" style:family="text">
      <style:text-properties officeooo:rsid="001e91eb"/>
    </style:style>
    <style:style style:name="T3" style:family="text">
      <style:text-properties officeooo:rsid="001fdbba"/>
    </style:style>
    <style:style style:name="T4" style:family="text">
      <style:text-properties officeooo:rsid="0021b68d"/>
    </style:style>
    <style:style style:name="T5" style:family="text">
      <style:text-properties officeooo:rsid="0021c0a7"/>
    </style:style>
    <style:style style:name="T6" style:family="text">
      <style:text-properties style:text-underline-style="solid" style:text-underline-type="double"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udo começou a </text:span><text:span text:style-name="T5">alguns</text:span><text:span text:style-name="T1"> anos atraz, numa conversa depois da escola, em uma dia que você não estava muito feliz com a vida, por causa de uma determinada briga. Foi nesse dia que a gente conversou pela primeira vez. Na hora da saida da turma da manha, no canto, onde tinha os banco de baixo da arvore, do lado de for a do portão. Voc</text:span><text:span text:style-name="T2">ê todo triste sentado em um banco e eu esperando minha mãe no outro, do nada a conversa começou, depois de um tempo eu virei professora (de inglês ainda kk), um pouco mais tarde você começou a ''conversar'' comigo na saida, quando eu ficava até tarde esperando a minha mãe você ia lá me pertubar. Um dia que é prova disso, foi quando eu estava sentada perto de onde ficava a placa do adventista, você (não sei como) me viu lá e foi coinversar comigo, começamos a conversar e você do nada falou que eu falava muito (hoje isso não é mentira kkk) e eu te prometi que não ia falar nada até a minha mãe chegar e assim foi, durante esse tempo que a minha mãe não chegava você ficava me perguntando se realmente eu não ia falar nada kk e eu só falei um tchau quando minha mãe chegou! Kkkk Lembra disso?</text:span></text:p>
      <text:p text:style-name="P2"><text:span text:style-name="T2"/></text:p>
      <text:p text:style-name="P4"><text:span text:style-name="T2"><text:tab/>Mas não precisa ir muito longe para relembrar as coisas, ano passado... Você lembra? Quase toda a minha saída vcê estava lá pra tirar suas dúvidas com a professora de matemática! E ficava conversando comigo, e me fazia esquecer que eu tinha que ir embora. Teve alguns momentos desses que eu lembro kk um deles foi um dia que o Alves foi ver uma garota lá </text:span><text:span text:style-name="T5">na escola </text:span><text:span text:style-name="T2">e quando eu sai, você me puxa pelo braço e me comprimenta </text:span><text:span text:style-name="T5">e a primeira coisa que você me fala foi que ele tinha desistido você o </text:span><text:span text:style-name="T2">zoa por ter desistido do curso, lembra disso? </text:span><text:span text:style-name="T5">Ele ficou bem bravinho com você. </text:span><text:span text:style-name="T2">Ficamos conversando um bom tempo, cheguei tarde em casa por sua culpa</text:span><text:span text:style-name="T5">, nesse dia</text:span><text:span text:style-name="T2">. </text:span></text:p>
      <text:p text:style-name="P1"><text:span text:style-name="T2"><text:tab/>Um outro momento que eu lembro foi o dia que eu fui almoçar com Joyce, </text:span><text:span text:style-name="T3">no Scalla,</text:span><text:span text:style-name="T2"> e encontramos você e sua mãe, e vocẽ me contava, no almoço, do curso com tanta animação, como se fosse a melhor coisa do mundo e me animando cada vez mais para realmente </text:span><text:span text:style-name="T3">entrar nesse curso. E a <text:s/>Joyce comentando com sua mãe como era chato conversar com você, por que vocẽ só falava disso! Continuando, um outro epsódio, foi quando a Joyce tava aqui em casa, ai te deu a louca de conversar comigo, pela primeira vez no face, e ela te ligou falando que tava de olho em você, por que você era muito safado e queria me pegar e que ela não ia deixar. E depois que ela desligou, ela disse que N-U-N-C-A ia deixar você me pegar. Ironia né?!</text:span></text:p>
      <text:p text:style-name="P1"><text:span text:style-name="T3"><text:tab/>Teve um dia, também na minha saida, que você tava namorando com uma garota ai, e você estava me contando o susto que você teve de quase ser pai e ainda por cima, ao chegar na sua casa me convida pra subir, sem más intenções (quem não te conhece que te compre). A minha resposta, como sempre, muito automática fui um belo de “claro, olha eu lá em cima já!”, você todo educado diz: “claro que não ia deixar você subir né besta, minha namorada me mata!” kkkkk todo carinhoso.</text:span></text:p>
      <text:p text:style-name="P1"><text:span text:style-name="T3"><text:tab/>O ultimo que eu vou citar aqui, foi do show que teve na praça da fonte, você ainda tocava.Eu tava no cinema com o Fernando, acabei encontrando a Joyce lá e ela comento que tava tendo o seu show, eu olhei pro Fernando e disse: “Vamos? Vai dar tempo! Quero ver ele tocar?”, ele não gostou muito não, mas fomos, porém cheguei atrasada, você tinha que abrir o show? Não podia esperar um pouco? Ao ir embora desse show que eu não vi nada, você comentou que garotas pra você tinham que ser baixinhas, que da minha altura ainda dava, porque dava pra abraçar e me abraço, eu nem recuei. O legal é que esquecemos o Fernando que tava perto. Enfim, fomos para o ponto, na frente do Jão Batista e você e o Fernando não foram embora enquanto eu não peguei o bus, nenhum dos dois kk e você rindo dele que eu lembro, por que ele ficou bravo e perguntava se você não ia embora não?! Lembra disso?</text:span></text:p>
      <text:p text:style-name="P1"><text:span text:style-name="T3"/></text:p>
      <text:p text:style-name="P1"><text:span text:style-name="T3"><text:tab/></text:span><text:span text:style-name="T4">E foi assim que as coisas, supostamente, começaram. Quando eu entrei no Senac, ai as coisas mudaram...</text:span></text:p>
      <text:p text:style-name="P3"><text:span text:style-name="T4"><text:tab/>Mas ai é outra histó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a </meta:initial-creator>
    <meta:creation-date>2013-12-11T21:56:34</meta:creation-date>
    <dc:date>2013-12-11T23:46:32</dc:date>
    <dc:creator>Bruna </dc:creator>
    <meta:editing-duration>PT3M37S</meta:editing-duration>
    <meta:editing-cycles>1</meta:editing-cycles>
    <meta:document-statistic meta:table-count="0" meta:image-count="0" meta:object-count="0" meta:page-count="1" meta:paragraph-count="7" meta:word-count="763" meta:character-count="3979" meta:non-whitespace-character-count="3214"/>
    <meta:generator>LibreOffice/3.6$Linux_x86 LibreOffice_project/360m1$Build-2</meta:generator>
  </office:meta>
</office:document-meta>
</file>